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783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18" style:family="table-cell" style:parent-style-name="Default">
      <style:text-properties fo:color="#999999"/>
    </style:style>
    <style:style style:name="ce3" style:family="table-cell" style:parent-style-name="Default" style:data-style-name="N109"/>
    <style:style style:name="ce20" style:family="table-cell" style:parent-style-name="Default" style:data-style-name="N109">
      <style:text-properties fo:color="#999999"/>
    </style:style>
    <style:style style:name="ce4" style:family="table-cell" style:parent-style-name="Default" style:data-style-name="N110"/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1"/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3" style:family="table-cell" style:parent-style-name="Default" style:data-style-name="N1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ROUND([.$B$3]/([.A5]+1))" office:value-type="float" office:value="1000" calcext:value-type="float">
            <text:p>1000</text:p>
          </table:table-cell>
          <table:table-cell table:style-name="Default" table:formula="of:=ROUND([.$C$3]/((8*[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3]/([.E5]+1)" office:value-type="float" office:value="19.6078431372549" calcext:value-type="float">
            <text:p>19,6</text:p>
          </table:table-cell>
          <table:table-cell table:formula="of:=[.$C$3]/([.E5]+1)" office:value-type="float" office:value="156.862745098039" calcext:value-type="float">
            <text:p>156,9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ROUND([.$B$3]/([.A6]+1))" office:value-type="float" office:value="500" calcext:value-type="float">
            <text:p>500</text:p>
          </table:table-cell>
          <table:table-cell table:style-name="Default" table:formula="of:=ROUND([.$C$3]/((8*[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3]/([.E6]+1)" office:value-type="float" office:value="9.9009900990099" calcext:value-type="float">
            <text:p>9,9</text:p>
          </table:table-cell>
          <table:table-cell table:formula="of:=[.$C$3]/([.E6]+1)" office:value-type="float" office:value="79.2079207920792" calcext:value-type="float">
            <text:p>79,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formula="of:=ROUND([.$B$3]/([.A7]+1))" office:value-type="float" office:value="333" calcext:value-type="float">
            <text:p>333</text:p>
          </table:table-cell>
          <table:table-cell table:style-name="Default" table:formula="of:=ROUND([.$C$3]/((8*[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3]/([.E7]+1)" office:value-type="float" office:value="5.95238095238095" calcext:value-type="float">
            <text:p>6,0</text:p>
          </table:table-cell>
          <table:table-cell table:formula="of:=[.$C$3]/([.E7]+1)" office:value-type="float" office:value="47.6190476190476" calcext:value-type="float">
            <text:p>47,6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formula="of:=ROUND([.$B$3]/([.A8]+1))" office:value-type="float" office:value="250" calcext:value-type="float">
            <text:p>250</text:p>
          </table:table-cell>
          <table:table-cell table:style-name="Default" table:formula="of:=ROUND([.$C$3]/((8*[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3]/([.E8]+1)" office:value-type="float" office:value="4.97512437810945" calcext:value-type="float">
            <text:p>5,0</text:p>
          </table:table-cell>
          <table:table-cell table:formula="of:=[.$C$3]/([.E8]+1)" office:value-type="float" office:value="39.8009950248756" calcext:value-type="float">
            <text:p>39,8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table:formula="of:=ROUND([.$B$3]/([.A9]+1))" office:value-type="float" office:value="200" calcext:value-type="float">
            <text:p>200</text:p>
          </table:table-cell>
          <table:table-cell table:style-name="Default" table:formula="of:=ROUND([.$C$3]/((8*[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3]/([.E9]+1)" office:value-type="float" office:value="3.98406374501992" calcext:value-type="float">
            <text:p>4,0</text:p>
          </table:table-cell>
          <table:table-cell table:formula="of:=[.$C$3]/([.E9]+1)" office:value-type="float" office:value="31.8725099601594" calcext:value-type="float">
            <text:p>31,9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formula="of:=ROUND([.$B$3]/([.A10]+1))" office:value-type="float" office:value="167" calcext:value-type="float">
            <text:p>167</text:p>
          </table:table-cell>
          <table:table-cell table:style-name="Default" table:formula="of:=ROUND([.$C$3]/((8*[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0" table:formula="of:=[.$B$3]/([.E10]+1)" office:value-type="float" office:value="3.32225913621262" calcext:value-type="float">
            <text:p>3,3</text:p>
          </table:table-cell>
          <table:table-cell table:style-name="ce20" table:formula="of:=[.$C$3]/([.E10]+1)" office:value-type="float" office:value="26.578073089701" calcext:value-type="float">
            <text:p>26,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B$3]/([.A11]+1))" office:value-type="float" office:value="143" calcext:value-type="float">
            <text:p>143</text:p>
          </table:table-cell>
          <table:table-cell table:formula="of:=ROUND([.$C$3]/((8*[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3]/([.E11]+1)" office:value-type="float" office:value="2.9940119760479" calcext:value-type="float">
            <text:p>3,0</text:p>
          </table:table-cell>
          <table:table-cell table:formula="of:=[.$C$3]/([.E11]+1)" office:value-type="float" office:value="23.9520958083832" calcext:value-type="float">
            <text:p>24,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B$3]/([.A12]+1))" office:value-type="float" office:value="125" calcext:value-type="float">
            <text:p>125</text:p>
          </table:table-cell>
          <table:table-cell table:formula="of:=ROUND([.$C$3]/((8*[.A12])+8))" office:value-type="float" office:value="125" calcext:value-type="float">
            <text:p>125</text:p>
          </table:table-cell>
          <table:table-cell/>
          <table:table-cell table:style-name="ce18" office:value-type="float" office:value="350" calcext:value-type="float">
            <text:p>350</text:p>
          </table:table-cell>
          <table:table-cell table:style-name="ce20" table:formula="of:=[.$B$3]/([.E12]+1)" office:value-type="float" office:value="2.84900284900285" calcext:value-type="float">
            <text:p>2,8</text:p>
          </table:table-cell>
          <table:table-cell table:style-name="ce20" table:formula="of:=[.$C$3]/([.E12]+1)" office:value-type="float" office:value="22.7920227920228" calcext:value-type="float">
            <text:p>22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B$3]/([.A13]+1))" office:value-type="float" office:value="111" calcext:value-type="float">
            <text:p>111</text:p>
          </table:table-cell>
          <table:table-cell table:formula="of:=ROUND([.$C$3]/((8*[.A13])+8))" office:value-type="float" office:value="111" calcext:value-type="float">
            <text:p>111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style-name="ce20" table:formula="of:=[.$B$3]/([.E13]+1)" office:value-type="float" office:value="2.49376558603491" calcext:value-type="float">
            <text:p>2,5</text:p>
          </table:table-cell>
          <table:table-cell table:style-name="ce20" table:formula="of:=[.$C$3]/([.E13]+1)" office:value-type="float" office:value="19.9501246882793" calcext:value-type="float">
            <text:p>20,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table:formula="of:=ROUND([.$B$3]/([.A14]+1))" office:value-type="float" office:value="100" calcext:value-type="float">
            <text:p>100</text:p>
          </table:table-cell>
          <table:table-cell table:style-name="Default" table:formula="of:=ROUND([.$C$3]/((8*[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3]/([.E14]+1)" office:value-type="float" office:value="1.99600798403194" calcext:value-type="float">
            <text:p>2,0</text:p>
          </table:table-cell>
          <table:table-cell table:formula="of:=[.$C$3]/([.E14]+1)" office:value-type="float" office:value="15.9680638722555" calcext:value-type="float">
            <text:p>16,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B$3]/([.A15]+1))" office:value-type="float" office:value="91" calcext:value-type="float">
            <text:p>91</text:p>
          </table:table-cell>
          <table:table-cell table:formula="of:=ROUND([.$C$3]/((8*[.A15])+8))" office:value-type="float" office:value="91" calcext:value-type="float">
            <text:p>91</text:p>
          </table:table-cell>
          <table:table-cell/>
          <table:table-cell table:style-name="ce18" office:value-type="float" office:value="600" calcext:value-type="float">
            <text:p>600</text:p>
          </table:table-cell>
          <table:table-cell table:style-name="ce20" table:formula="of:=[.$B$3]/([.E15]+1)" office:value-type="float" office:value="1.66389351081531" calcext:value-type="float">
            <text:p>1,7</text:p>
          </table:table-cell>
          <table:table-cell table:style-name="ce20" table:formula="of:=[.$C$3]/([.E15]+1)" office:value-type="float" office:value="13.3111480865225" calcext:value-type="float">
            <text:p>13,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$B$3]/([.A16]+1))" office:value-type="float" office:value="83" calcext:value-type="float">
            <text:p>83</text:p>
          </table:table-cell>
          <table:table-cell table:formula="of:=ROUND([.$C$3]/((8*[.A16])+8))" office:value-type="float" office:value="83" calcext:value-type="float">
            <text:p>83</text:p>
          </table:table-cell>
          <table:table-cell/>
          <table:table-cell table:style-name="ce18" office:value-type="float" office:value="700" calcext:value-type="float">
            <text:p>700</text:p>
          </table:table-cell>
          <table:table-cell table:style-name="ce20" table:formula="of:=[.$B$3]/([.E16]+1)" office:value-type="float" office:value="1.4265335235378" calcext:value-type="float">
            <text:p>1,4</text:p>
          </table:table-cell>
          <table:table-cell table:style-name="ce20" table:formula="of:=[.$C$3]/([.E16]+1)" office:value-type="float" office:value="11.4122681883024" calcext:value-type="float">
            <text:p>11,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$B$3]/([.A17]+1))" office:value-type="float" office:value="77" calcext:value-type="float">
            <text:p>77</text:p>
          </table:table-cell>
          <table:table-cell table:formula="of:=ROUND([.$C$3]/((8*[.A17])+8))" office:value-type="float" office:value="77" calcext:value-type="float">
            <text:p>77</text:p>
          </table:table-cell>
          <table:table-cell/>
          <table:table-cell table:style-name="ce18" office:value-type="float" office:value="800" calcext:value-type="float">
            <text:p>800</text:p>
          </table:table-cell>
          <table:table-cell table:style-name="ce20" table:formula="of:=[.$B$3]/([.E17]+1)" office:value-type="float" office:value="1.24843945068664" calcext:value-type="float">
            <text:p>1,2</text:p>
          </table:table-cell>
          <table:table-cell table:style-name="ce20" table:formula="of:=[.$C$3]/([.E17]+1)" office:value-type="float" office:value="9.98751560549313" calcext:value-type="float">
            <text:p>10,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$B$3]/([.A18]+1))" office:value-type="float" office:value="71" calcext:value-type="float">
            <text:p>71</text:p>
          </table:table-cell>
          <table:table-cell table:formula="of:=ROUND([.$C$3]/((8*[.A18])+8))" office:value-type="float" office:value="71" calcext:value-type="float">
            <text:p>71</text:p>
          </table:table-cell>
          <table:table-cell/>
          <table:table-cell table:style-name="ce18" office:value-type="float" office:value="900" calcext:value-type="float">
            <text:p>900</text:p>
          </table:table-cell>
          <table:table-cell table:style-name="ce20" table:formula="of:=[.$B$3]/([.E18]+1)" office:value-type="float" office:value="1.10987791342952" calcext:value-type="float">
            <text:p>1,1</text:p>
          </table:table-cell>
          <table:table-cell table:style-name="ce20" table:formula="of:=[.$C$3]/([.E18]+1)" office:value-type="float" office:value="8.87902330743618" calcext:value-type="float">
            <text:p>8,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$B$3]/([.A19]+1))" office:value-type="float" office:value="67" calcext:value-type="float">
            <text:p>67</text:p>
          </table:table-cell>
          <table:table-cell table:formula="of:=ROUND([.$C$3]/((8*[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3]/([.E19]+1)" office:value-type="float" office:value="0.999000999000999" calcext:value-type="float">
            <text:p>1,0</text:p>
          </table:table-cell>
          <table:table-cell table:formula="of:=[.$C$3]/([.E19]+1)" office:value-type="float" office:value="7.99200799200799" calcext:value-type="float">
            <text:p>8,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$B$3]/([.A20]+1))" office:value-type="float" office:value="63" calcext:value-type="float">
            <text:p>63</text:p>
          </table:table-cell>
          <table:table-cell table:formula="of:=ROUND([.$C$3]/((8*[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style-name="ce20" table:formula="of:=[.$B$3]/([.E20]+1)" office:value-type="float" office:value="0.908265213442325" calcext:value-type="float">
            <text:p>0,9</text:p>
          </table:table-cell>
          <table:table-cell table:style-name="ce20" table:formula="of:=[.$C$3]/([.E20]+1)" office:value-type="float" office:value="7.2661217075386" calcext:value-type="float">
            <text:p>7,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$B$3]/([.A21]+1))" office:value-type="float" office:value="59" calcext:value-type="float">
            <text:p>59</text:p>
          </table:table-cell>
          <table:table-cell table:formula="of:=ROUND([.$C$3]/((8*[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$B$3]/([.A22]+1))" office:value-type="float" office:value="56" calcext:value-type="float">
            <text:p>56</text:p>
          </table:table-cell>
          <table:table-cell table:formula="of:=ROUND([.$C$3]/((8*[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$B$3]/([.A23]+1))" office:value-type="float" office:value="53" calcext:value-type="float">
            <text:p>53</text:p>
          </table:table-cell>
          <table:table-cell table:formula="of:=ROUND([.$C$3]/((8*[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table:formula="of:=ROUND([.$B$3]/([.A24]+1))" office:value-type="float" office:value="50" calcext:value-type="float">
            <text:p>50</text:p>
          </table:table-cell>
          <table:table-cell table:style-name="Default" table:formula="of:=ROUND([.$C$3]/((8*[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$B$3]/([.A25]+1))" office:value-type="float" office:value="48" calcext:value-type="float">
            <text:p>48</text:p>
          </table:table-cell>
          <table:table-cell table:formula="of:=ROUND([.$C$3]/((8*[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7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7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8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5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otch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Q</text:p>
          </table:table-cell>
          <table:table-cell table:style-name="ce1" office:value-type="string" calcext:value-type="string">
            <text:p>Center freq</text:p>
          </table:table-cell>
          <table:table-cell table:style-name="ce1" office:value-type="string" calcext:value-type="string">
            <text:p>cutoff low</text:p>
          </table:table-cell>
          <table:table-cell table:style-name="ce1" office:value-type="string" calcext:value-type="string">
            <text:p>cutoff high</text:p>
          </table:table-cell>
          <table:table-cell table:number-columns-repeated="4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0,996268433791746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4285714285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4285714285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4285714285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4285714285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4285714285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4285714285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4285714285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2222222222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333333333333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.127cm" svg:height="23.872cm" svg:x="9.157cm" svg:y="0.542c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2" calcext:value-type="float">
            <text:p>49,17</text:p>
          </table:table-cell>
          <table:table-cell table:formula="of:=[.B26]-[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8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B$3]" office:value-type="float" office:value="160" calcext:value-type="float">
            <text:p>160</text:p>
          </table:table-cell>
          <table:table-cell table:formula="of:=[.B7]/8" office:value-type="float" office:value="20" calcext:value-type="float">
            <text:p>20</text:p>
          </table:table-cell>
          <table:table-cell table:style-name="ce3" table:formula="of:=[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B$3]" office:value-type="float" office:value="1600" calcext:value-type="float">
            <text:p>1600</text:p>
          </table:table-cell>
          <table:table-cell table:formula="of:=[.B8]/8" office:value-type="float" office:value="200" calcext:value-type="float">
            <text:p>200</text:p>
          </table:table-cell>
          <table:table-cell table:style-name="ce3" table:formula="of:=[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[.$B$3]" office:value-type="float" office:value="3200" calcext:value-type="float">
            <text:p>3200</text:p>
          </table:table-cell>
          <table:table-cell table:formula="of:=[.B9]/8" office:value-type="float" office:value="400" calcext:value-type="float">
            <text:p>400</text:p>
          </table:table-cell>
          <table:table-cell table:style-name="ce3" table:formula="of:=[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[.$B$3]" office:value-type="float" office:value="16000" calcext:value-type="float">
            <text:p>16000</text:p>
          </table:table-cell>
          <table:table-cell table:formula="of:=[.B10]/8" office:value-type="float" office:value="2000" calcext:value-type="float">
            <text:p>2000</text:p>
          </table:table-cell>
          <table:table-cell table:style-name="ce3" table:formula="of:=[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$B$3]" office:value-type="float" office:value="160000" calcext:value-type="float">
            <text:p>160000</text:p>
          </table:table-cell>
          <table:table-cell table:formula="of:=[.B11]/8" office:value-type="float" office:value="20000" calcext:value-type="float">
            <text:p>20000</text:p>
          </table:table-cell>
          <table:table-cell table:style-name="ce3" table:formula="of:=[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2]*[.$B$3]" office:value-type="float" office:value="161600" calcext:value-type="float">
            <text:p>161600</text:p>
          </table:table-cell>
          <table:table-cell table:formula="of:=[.B12]/8" office:value-type="float" office:value="20200" calcext:value-type="float">
            <text:p>20200</text:p>
          </table:table-cell>
          <table:table-cell table:style-name="ce3" table:formula="of:=[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3]*[.$B$3]" office:value-type="float" office:value="168000" calcext:value-type="float">
            <text:p>168000</text:p>
          </table:table-cell>
          <table:table-cell table:formula="of:=[.B13]/8" office:value-type="float" office:value="21000" calcext:value-type="float">
            <text:p>21000</text:p>
          </table:table-cell>
          <table:table-cell table:style-name="ce3" table:formula="of:=[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4]*[.$B$3]" office:value-type="float" office:value="176000" calcext:value-type="float">
            <text:p>176000</text:p>
          </table:table-cell>
          <table:table-cell table:formula="of:=[.B14]/8" office:value-type="float" office:value="22000" calcext:value-type="float">
            <text:p>22000</text:p>
          </table:table-cell>
          <table:table-cell table:style-name="ce3" table:formula="of:=[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]*[.$B$3]" office:value-type="float" office:value="240000" calcext:value-type="float">
            <text:p>240000</text:p>
          </table:table-cell>
          <table:table-cell table:formula="of:=[.B15]/8" office:value-type="float" office:value="30000" calcext:value-type="float">
            <text:p>30000</text:p>
          </table:table-cell>
          <table:table-cell table:style-name="ce3" table:formula="of:=[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6]*[.$B$3]" office:value-type="float" office:value="320000" calcext:value-type="float">
            <text:p>320000</text:p>
          </table:table-cell>
          <table:table-cell table:formula="of:=[.B16]/8" office:value-type="float" office:value="40000" calcext:value-type="float">
            <text:p>40000</text:p>
          </table:table-cell>
          <table:table-cell table:style-name="ce3" table:formula="of:=[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0]-1000) * (25 - 5) / (2000 - 1000) + 5" office:value-type="float" office:value="5" calcext:value-type="float">
            <text:p>5,00</text:p>
          </table:table-cell>
          <table:table-cell table:formula="of:=FLOOR([.B20]*[.$B$3])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1]-1000) * (25 - 5) / (2000 - 1000) + 5" office:value-type="float" office:value="5.02" calcext:value-type="float">
            <text:p>5,02</text:p>
          </table:table-cell>
          <table:table-cell table:formula="of:=FLOOR([.B21]*[.$B$3])" office:value-type="float" office:value="803" calcext:value-type="float">
            <text:p>803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[.C21]-[.$C$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2]-1000) * (25 - 5) / (2000 - 1000) + 5" office:value-type="float" office:value="5.04" calcext:value-type="float">
            <text:p>5,04</text:p>
          </table:table-cell>
          <table:table-cell table:formula="of:=FLOOR([.B22]*[.$B$3])" office:value-type="float" office:value="806" calcext:value-type="float">
            <text:p>806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[.C22]-[.$C$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3]-1000) * (25 - 5) / (2000 - 1000) + 5" office:value-type="float" office:value="5.1" calcext:value-type="float">
            <text:p>5,10</text:p>
          </table:table-cell>
          <table:table-cell table:formula="of:=FLOOR([.B23]*[.$B$3])" office:value-type="float" office:value="816" calcext:value-type="float">
            <text:p>816</text:p>
          </table:table-cell>
          <table:table-cell table:formula="of:=[.C23]-[.C22]" office:value-type="float" office:value="10" calcext:value-type="float">
            <text:p>10</text:p>
          </table:table-cell>
          <table:table-cell table:formula="of:=[.C23]-[.$C$2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4]-1000) * (25 - 5) / (2000 - 1000) + 5" office:value-type="float" office:value="5.2" calcext:value-type="float">
            <text:p>5,20</text:p>
          </table:table-cell>
          <table:table-cell table:formula="of:=FLOOR([.B24]*[.$B$3])" office:value-type="float" office:value="832" calcext:value-type="float">
            <text:p>832</text:p>
          </table:table-cell>
          <table:table-cell table:formula="of:=[.C24]-[.C23]" office:value-type="float" office:value="16" calcext:value-type="float">
            <text:p>16</text:p>
          </table:table-cell>
          <table:table-cell table:formula="of:=[.C24]-[.$C$20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25]-1000) * (25 - 5) / (2000 - 1000) + 5" office:value-type="float" office:value="5.4" calcext:value-type="float">
            <text:p>5,40</text:p>
          </table:table-cell>
          <table:table-cell table:formula="of:=FLOOR([.B25]*[.$B$3])" office:value-type="float" office:value="864" calcext:value-type="float">
            <text:p>864</text:p>
          </table:table-cell>
          <table:table-cell table:formula="of:=[.C25]-[.C24]" office:value-type="float" office:value="32" calcext:value-type="float">
            <text:p>32</text:p>
          </table:table-cell>
          <table:table-cell table:formula="of:=[.C25]-[.$C$20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26]-1000) * (25 - 5) / (2000 - 1000) + 5" office:value-type="float" office:value="6" calcext:value-type="float">
            <text:p>6,00</text:p>
          </table:table-cell>
          <table:table-cell table:formula="of:=FLOOR([.B26]*[.$B$3])" office:value-type="float" office:value="960" calcext:value-type="float">
            <text:p>960</text:p>
          </table:table-cell>
          <table:table-cell table:formula="of:=[.C26]-[.C25]" office:value-type="float" office:value="96" calcext:value-type="float">
            <text:p>96</text:p>
          </table:table-cell>
          <table:table-cell table:formula="of:=[.C26]-[.$C$20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27]-1000) * (25 - 5) / (2000 - 1000) + 5" office:value-type="float" office:value="7" calcext:value-type="float">
            <text:p>7,00</text:p>
          </table:table-cell>
          <table:table-cell table:formula="of:=FLOOR([.B27]*[.$B$3])" office:value-type="float" office:value="1120" calcext:value-type="float">
            <text:p>1120</text:p>
          </table:table-cell>
          <table:table-cell table:formula="of:=[.C27]-[.C26]" office:value-type="float" office:value="160" calcext:value-type="float">
            <text:p>160</text:p>
          </table:table-cell>
          <table:table-cell table:formula="of:=[.C27]-[.$C$20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28]-1000) * (25 - 5) / (2000 - 1000) + 5" office:value-type="float" office:value="9" calcext:value-type="float">
            <text:p>9,00</text:p>
          </table:table-cell>
          <table:table-cell table:formula="of:=FLOOR([.B28]*[.$B$3])" office:value-type="float" office:value="1440" calcext:value-type="float">
            <text:p>1440</text:p>
          </table:table-cell>
          <table:table-cell table:formula="of:=[.C28]-[.C27]" office:value-type="float" office:value="320" calcext:value-type="float">
            <text:p>320</text:p>
          </table:table-cell>
          <table:table-cell table:formula="of:=[.C28]-[.$C$20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29]-1000) * (25 - 5) / (2000 - 1000) + 5" office:value-type="float" office:value="11" calcext:value-type="float">
            <text:p>11,00</text:p>
          </table:table-cell>
          <table:table-cell table:formula="of:=FLOOR([.B29]*[.$B$3])" office:value-type="float" office:value="1760" calcext:value-type="float">
            <text:p>1760</text:p>
          </table:table-cell>
          <table:table-cell table:formula="of:=[.C29]-[.C28]" office:value-type="float" office:value="320" calcext:value-type="float">
            <text:p>320</text:p>
          </table:table-cell>
          <table:table-cell table:formula="of:=[.C29]-[.$C$20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0]-1000) * (25 - 5) / (2000 - 1000) + 5" office:value-type="float" office:value="13" calcext:value-type="float">
            <text:p>13,00</text:p>
          </table:table-cell>
          <table:table-cell table:formula="of:=FLOOR([.B30]*[.$B$3])" office:value-type="float" office:value="2080" calcext:value-type="float">
            <text:p>2080</text:p>
          </table:table-cell>
          <table:table-cell table:formula="of:=[.C30]-[.C29]" office:value-type="float" office:value="320" calcext:value-type="float">
            <text:p>320</text:p>
          </table:table-cell>
          <table:table-cell table:formula="of:=[.C30]-[.$C$20]"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1]-1000) * (25 - 5) / (2000 - 1000) + 5" office:value-type="float" office:value="15" calcext:value-type="float">
            <text:p>15,00</text:p>
          </table:table-cell>
          <table:table-cell table:formula="of:=FLOOR([.B31]*[.$B$3])" office:value-type="float" office:value="2400" calcext:value-type="float">
            <text:p>2400</text:p>
          </table:table-cell>
          <table:table-cell table:formula="of:=[.C31]-[.C30]" office:value-type="float" office:value="320" calcext:value-type="float">
            <text:p>320</text:p>
          </table:table-cell>
          <table:table-cell table:formula="of:=[.C31]-[.$C$20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2]-1000) * (25 - 5) / (2000 - 1000) + 5" office:value-type="float" office:value="19" calcext:value-type="float">
            <text:p>19,00</text:p>
          </table:table-cell>
          <table:table-cell table:formula="of:=FLOOR([.B32]*[.$B$3])" office:value-type="float" office:value="3040" calcext:value-type="float">
            <text:p>3040</text:p>
          </table:table-cell>
          <table:table-cell table:formula="of:=[.C32]-[.C31]" office:value-type="float" office:value="640" calcext:value-type="float">
            <text:p>640</text:p>
          </table:table-cell>
          <table:table-cell table:formula="of:=[.C32]-[.$C$20]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3]-1000) * (25 - 5) / (2000 - 1000) + 5" office:value-type="float" office:value="25" calcext:value-type="float">
            <text:p>25,00</text:p>
          </table:table-cell>
          <table:table-cell table:formula="of:=FLOOR([.B33]*[.$B$3])" office:value-type="float" office:value="4000" calcext:value-type="float">
            <text:p>4000</text:p>
          </table:table-cell>
          <table:table-cell table:formula="of:=[.C33]-[.C31]" office:value-type="float" office:value="1600" calcext:value-type="float">
            <text:p>1600</text:p>
          </table:table-cell>
          <table:table-cell table:formula="of:=[.C33]-[.$C$20]" office:value-type="float" office:value="3200" calcext:value-type="float">
            <text:p>32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reolution [ns]</text:p>
          </table:table-cell>
          <table:table-cell table:style-name="ce1" office:value-type="string" calcext:value-type="string">
            <text:p>min [us]</text:p>
          </table:table-cell>
          <table:table-cell table:style-name="ce1" office:value-type="string" calcext:value-type="string">
            <text:p>min [ticks]</text:p>
          </table:table-cell>
          <table:table-cell table:style-name="ce1" office:value-type="string" calcext:value-type="string">
            <text:p>max [us]</text:p>
          </table:table-cell>
          <table:table-cell table:style-name="ce1" office:value-type="string" calcext:value-type="string">
            <text:p>max [ticks]</text:p>
          </table:table-cell>
          <table:table-cell table:style-name="ce1"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1]/[.$B$39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1]*1000/[.C41]" office:value-type="float" office:value="3333.33333333333" calcext:value-type="float">
            <text:p>3333,33333333333</text:p>
          </table:table-cell>
          <table:table-cell office:value-type="float" office:value="2000" calcext:value-type="float">
            <text:p>2000</text:p>
          </table:table-cell>
          <table:table-cell table:formula="of:=[.F41]*1000/[.C41]" office:value-type="float" office:value="6666.66666666667" calcext:value-type="float">
            <text:p>6666,66666666667</text:p>
          </table:table-cell>
          <table:table-cell table:formula="of:=[.G41]-[.E41]" office:value-type="float" office:value="3333.33333333333" calcext:value-type="float">
            <text:p>3333,333333333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2]/[.$B$39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1000/[.C42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2]*1000/[.C42]" office:value-type="float" office:value="5000" calcext:value-type="float">
            <text:p>5000</text:p>
          </table:table-cell>
          <table:table-cell table:formula="of:=[.G42]-[.E42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3]/[.$B$39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3]*1000/[.C43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3]*1000/[.C43]" office:value-type="float" office:value="3360" calcext:value-type="float">
            <text:p>3360</text:p>
          </table:table-cell>
          <table:table-cell table:formula="of:=[.G43]-[.E43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4]/[.$B$39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4]*1000/[.C44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4]*1000/[.C44]" office:value-type="float" office:value="1000" calcext:value-type="float">
            <text:p>1000</text:p>
          </table:table-cell>
          <table:table-cell table:formula="of:=[.G44]-[.E4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shed 16k</text:p>
          </table:table-cell>
          <table:table-cell office:value-type="float" office:value="4" calcext:value-type="float">
            <text:p>4</text:p>
          </table:table-cell>
          <table:table-cell table:formula="of:=[.B45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5]*1000/[.C45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45]*1000/[.C45]" office:value-type="float" office:value="1250" calcext:value-type="float">
            <text:p>1250</text:p>
          </table:table-cell>
          <table:table-cell table:formula="of:=[.G45]-[.E4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46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6]*1000/[.C46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46]*1000/[.C46]" office:value-type="float" office:value="2500" calcext:value-type="float">
            <text:p>2500</text:p>
          </table:table-cell>
          <table:table-cell table:formula="of:=[.G46]-[.E46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47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7]*1000/[.C4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48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8]*1000/[.C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48]*1000/[.C48]" office:value-type="float" office:value="10000" calcext:value-type="float">
            <text:p>10000</text:p>
          </table:table-cell>
          <table:table-cell table:formula="of:=[.G48]-[.E48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49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9]*1000/[.C4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49]*1000/[.C49]" office:value-type="float" office:value="20000" calcext:value-type="float">
            <text:p>20000</text:p>
          </table:table-cell>
          <table:table-cell table:formula="of:=[.G49]-[.E49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0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0]*1000/[.C50]" office:value-type="float" office:value="40000" calcext:value-type="float">
            <text:p>40000</text:p>
          </table:table-cell>
          <table:table-cell table:formula="of:=[.G50]-[.E50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1]/[.$B$39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mt max</text:p>
          </table:table-cell>
          <table:table-cell table:style-name="ce1"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/[.$B$39]*1000000000" office:value-type="float" office:value="12.5" calcext:value-type="float">
            <text:p>12,5</text:p>
          </table:table-cell>
          <table:table-cell table:formula="of:=[.B56]*[.$B$54]" office:value-type="float" office:value="409587.5" calcext:value-type="float">
            <text:p>409587,5</text:p>
          </table:table-cell>
          <table:table-cell table:formula="of:=1000000000/[.C56]/2" office:value-type="float" office:value="1220.74037903989" calcext:value-type="float">
            <text:p>1220,74037903989</text:p>
          </table:table-cell>
          <table:table-cell table:formula="of:=[.D56]/[.$E$55]" office:value-type="float" office:value="24.4148075807978" calcext:value-type="float">
            <text:p>24,41480758079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]/[.$B$39]*1000000000" office:value-type="float" office:value="25" calcext:value-type="float">
            <text:p>25</text:p>
          </table:table-cell>
          <table:table-cell table:formula="of:=[.B57]*[.$B$54]" office:value-type="float" office:value="819175" calcext:value-type="float">
            <text:p>819175</text:p>
          </table:table-cell>
          <table:table-cell table:formula="of:=1000000000/[.C57]/2" office:value-type="float" office:value="610.370189519944" calcext:value-type="float">
            <text:p>610,370189519944</text:p>
          </table:table-cell>
          <table:table-cell table:formula="of:=[.D57]/[.$E$55]" office:value-type="float" office:value="12.2074037903989" calcext:value-type="float">
            <text:p>12,20740379039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/[.$B$39]*1000000000" office:value-type="float" office:value="50" calcext:value-type="float">
            <text:p>50</text:p>
          </table:table-cell>
          <table:table-cell table:formula="of:=[.B58]*[.$B$54]" office:value-type="float" office:value="1638350" calcext:value-type="float">
            <text:p>1638350</text:p>
          </table:table-cell>
          <table:table-cell table:formula="of:=1000000000/[.C58]/2" office:value-type="float" office:value="305.185094759972" calcext:value-type="float">
            <text:p>305,185094759972</text:p>
          </table:table-cell>
          <table:table-cell table:formula="of:=[.D58]/[.$E$55]" office:value-type="float" office:value="6.10370189519944" calcext:value-type="float">
            <text:p>6,103701895199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9]/[.$B$39]*1000000000" office:value-type="float" office:value="100" calcext:value-type="float">
            <text:p>100</text:p>
          </table:table-cell>
          <table:table-cell table:formula="of:=[.B59]*[.$B$54]" office:value-type="float" office:value="3276700" calcext:value-type="float">
            <text:p>3276700</text:p>
          </table:table-cell>
          <table:table-cell table:formula="of:=1000000000/[.C59]/2" office:value-type="float" office:value="152.592547379986" calcext:value-type="float">
            <text:p>152,592547379986</text:p>
          </table:table-cell>
          <table:table-cell table:formula="of:=[.D59]/[.$E$55]" office:value-type="float" office:value="3.05185094759972" calcext:value-type="float">
            <text:p>3,0518509475997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0]/[.$B$39]*1000000000" office:value-type="float" office:value="200" calcext:value-type="float">
            <text:p>200</text:p>
          </table:table-cell>
          <table:table-cell table:formula="of:=[.B60]*[.$B$54]" office:value-type="float" office:value="6553400" calcext:value-type="float">
            <text:p>6553400</text:p>
          </table:table-cell>
          <table:table-cell table:formula="of:=1000000000/[.C60]/2" office:value-type="float" office:value="76.296273689993" calcext:value-type="float">
            <text:p>76,296273689993</text:p>
          </table:table-cell>
          <table:table-cell table:formula="of:=[.D60]/[.$E$55]" office:value-type="float" office:value="1.52592547379986" calcext:value-type="float">
            <text:p>1,5259254737998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1]/[.$B$39]*1000000000" office:value-type="float" office:value="300" calcext:value-type="float">
            <text:p>300</text:p>
          </table:table-cell>
          <table:table-cell table:formula="of:=[.B61]*[.$B$54]" office:value-type="float" office:value="9830100" calcext:value-type="float">
            <text:p>9830100</text:p>
          </table:table-cell>
          <table:table-cell table:formula="of:=1000000000/[.C61]/2" office:value-type="float" office:value="50.8641824599953" calcext:value-type="float">
            <text:p>50,8641824599953</text:p>
          </table:table-cell>
          <table:table-cell table:formula="of:=[.D61]/[.$E$55]" office:value-type="float" office:value="1.01728364919991" calcext:value-type="float">
            <text:p>1,0172836491999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62]/[.$B$39]*1000000000" office:value-type="float" office:value="400" calcext:value-type="float">
            <text:p>400</text:p>
          </table:table-cell>
          <table:table-cell table:formula="of:=[.B62]*[.$B$54]" office:value-type="float" office:value="13106800" calcext:value-type="float">
            <text:p>13106800</text:p>
          </table:table-cell>
          <table:table-cell table:formula="of:=1000000000/[.C62]/2" office:value-type="float" office:value="38.1481368449965" calcext:value-type="float">
            <text:p>38,1481368449965</text:p>
          </table:table-cell>
          <table:table-cell table:formula="of:=[.D62]/[.$E$55]" office:value-type="float" office:value="0.76296273689993" calcext:value-type="float">
            <text:p>0,7629627368999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3]/[.$B$39]*1000000000" office:value-type="float" office:value="600" calcext:value-type="float">
            <text:p>600</text:p>
          </table:table-cell>
          <table:table-cell table:formula="of:=[.B63]*[.$B$54]" office:value-type="float" office:value="19660200" calcext:value-type="float">
            <text:p>19660200</text:p>
          </table:table-cell>
          <table:table-cell table:formula="of:=1000000000/[.C63]/2" office:value-type="float" office:value="25.4320912299977" calcext:value-type="float">
            <text:p>25,4320912299977</text:p>
          </table:table-cell>
          <table:table-cell table:formula="of:=[.D63]/[.$E$55]" office:value-type="float" office:value="0.508641824599953" calcext:value-type="float">
            <text:p>0,50864182459995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[.$B$39]*1000000000" office:value-type="float" office:value="800" calcext:value-type="float">
            <text:p>800</text:p>
          </table:table-cell>
          <table:table-cell table:formula="of:=[.B64]*[.$B$54]" office:value-type="float" office:value="26213600" calcext:value-type="float">
            <text:p>26213600</text:p>
          </table:table-cell>
          <table:table-cell table:formula="of:=1000000000/[.C64]/2" office:value-type="float" office:value="19.0740684224982" calcext:value-type="float">
            <text:p>19,0740684224982</text:p>
          </table:table-cell>
          <table:table-cell table:formula="of:=[.D64]/[.$E$55]" office:value-type="float" office:value="0.381481368449965" calcext:value-type="float">
            <text:p>0,381481368449965</text:p>
          </table:table-cell>
          <table:table-cell table:number-columns-repeated="3"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ce33"/>
        <table:table-row table:style-name="ro1">
          <table:table-cell table:style-name="Default"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6666666666667</text:p>
          </table:table-cell>
          <table:table-cell table:formula="of:=[.B6]*[.$B$1]/2" office:value-type="float" office:value="133.333333333333" calcext:value-type="float">
            <text:p>133,333333333333</text:p>
          </table:table-cell>
          <table:table-cell table:formula="of:=[.C6]-20" office:value-type="float" office:value="113.333333333333" calcext:value-type="float">
            <text:p>113,333333333333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  <table:table-cell/>
          <table:table-cell table:style-name="Default" table:number-columns-repeated="4"/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G$14]*1000/[.F15]/2/8-10" office:value-type="float" office:value="240" calcext:value-type="float">
            <text:p>240</text:p>
          </table:table-cell>
          <table:table-cell table:formula="of:=[.$H$14]*1000/[.F15]/2/8-30" office:value-type="float" office:value="136.666666666667" calcext:value-type="float">
            <text:p>137</text:p>
          </table:table-cell>
          <table:table-cell table:formula="of:=[.$I$14]*1000/[.F15]/2/8-30" office:value-type="float" office:value="53.333333333333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$G$14]*1000/[.F16]/2/8-10" office:value-type="float" office:value="177.5" calcext:value-type="float">
            <text:p>178</text:p>
          </table:table-cell>
          <table:table-cell table:formula="of:=[.$H$14]*1000/[.F16]/2/8-30" office:value-type="float" office:value="95" calcext:value-type="float">
            <text:p>95</text:p>
          </table:table-cell>
          <table:table-cell table:formula="of:=[.$I$14]*1000/[.F16]/2/8-30" office:value-type="float" office:value="32.5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G$14]*1000/[.F17]/2/8-10" office:value-type="float" office:value="140" calcext:value-type="float">
            <text:p>140</text:p>
          </table:table-cell>
          <table:table-cell table:formula="of:=[.$H$14]*1000/[.F17]/2/8-30" office:value-type="float" office:value="70" calcext:value-type="float">
            <text:p>70</text:p>
          </table:table-cell>
          <table:table-cell table:formula="of:=[.$I$14]*1000/[.F17]/2/8-3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[.$G$14]*1000/[.F18]/2/8-10" office:value-type="float" office:value="90" calcext:value-type="float">
            <text:p>90</text:p>
          </table:table-cell>
          <table:table-cell table:formula="of:=[.$H$14]*1000/[.F18]/2/8-30" office:value-type="float" office:value="36.6666666666667" calcext:value-type="float">
            <text:p>37</text:p>
          </table:table-cell>
          <table:table-cell table:formula="of:=[.$I$14]*1000/[.F18]/2/8-30" office:value-type="float" office:value="3.33333333333334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G$14]*1000/[.F19]/2/8-10" office:value-type="float" office:value="65" calcext:value-type="float">
            <text:p>65</text:p>
          </table:table-cell>
          <table:table-cell table:formula="of:=[.$H$14]*1000/[.F19]/2/8-30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$G$14]*1000/[.F20]/2/8-10" office:value-type="float" office:value="50" calcext:value-type="float">
            <text:p>50</text:p>
          </table:table-cell>
          <table:table-cell table:formula="of:=[.$H$14]*1000/[.F20]/2/8-30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G$14]*1000/[.F21]/2/8-10" office:value-type="float" office:value="40" calcext:value-type="float">
            <text:p>40</text:p>
          </table:table-cell>
          <table:table-cell table:formula="of:=[.$H$14]*1000/[.F21]/2/8-30" office:value-type="float" office:value="3.33333333333334" calcext:value-type="float">
            <text:p>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G$14]*1000/[.F22]/2/8-10" office:value-type="float" office:value="27.5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[.$G$14]*1000/[.F23]/2/8-1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[.$G$14]*1000/[.F24]/2/8-1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$G$14]*1000/[.F25]/2/8-10" office:value-type="float" office:value="11.4285714285714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[.$G$14]*1000/[.F26]/2/8-10" office:value-type="float" office:value="8.75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$G$14]*1000/[.F27]/2/8-10" office:value-type="float" office:value="6.6666666666666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G$14]*1000/[.F28]/2/8-1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table:formula="of:=[.$G$14]*1000/[.F29]/2/8-10" office:value-type="float" office:value="3.6363636363636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$G$14]*1000/[.F30]/2/8-10" office:value-type="float" office:value="2.5" calcext:value-type="float">
            <text:p>3</text:p>
          </table:table-cell>
          <table:table-cell table:number-columns-repeated="2"/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office:value-type="string" calcext:value-type="string">
            <text:p>https://dmrlawson.co.uk/index.php/2017/12/04/dshot-in-the-dark/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4251497005988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48502994011976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38" table:number-columns-repeated="2"/>
          <table:table-cell table:style-name="ce40" table:number-columns-repeated="4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" office:value-type="float" office:value="2500" calcext:value-type="float">
            <text:p>2500</text:p>
          </table:table-cell>
          <table:table-cell table:formula="of:=[.E4]" office:value-type="float" office:value="1250" calcext:value-type="float">
            <text:p>1250</text:p>
          </table:table-cell>
          <table:table-cell table:formula="of:=[.F4]" office:value-type="float" office:value="625" calcext:value-type="float">
            <text:p>625</text:p>
          </table:table-cell>
          <table:table-cell table:formula="of:=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-[.D4]" office:value-type="float" office:value="2500" calcext:value-type="float">
            <text:p>2500</text:p>
          </table:table-cell>
          <table:table-cell table:formula="of:=[.E8]-[.E4]" office:value-type="float" office:value="1250" calcext:value-type="float">
            <text:p>1250</text:p>
          </table:table-cell>
          <table:table-cell table:formula="of:=[.F8]-[.F4]" office:value-type="float" office:value="625" calcext:value-type="float">
            <text:p>625</text:p>
          </table:table-cell>
          <table:table-cell table:formula="of:=[.G8]-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9]" office:value-type="float" office:value="1680" calcext:value-type="float">
            <text:p>1680</text:p>
          </table:table-cell>
          <table:table-cell table:formula="of:=[.E9]" office:value-type="float" office:value="840" calcext:value-type="float">
            <text:p>840</text:p>
          </table:table-cell>
          <table:table-cell table:formula="of:=[.F9]" office:value-type="float" office:value="420" calcext:value-type="float">
            <text:p>420</text:p>
          </table:table-cell>
          <table:table-cell table:formula="of:=[.G9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12:.D14])" office:value-type="float" office:value="6680" calcext:value-type="float">
            <text:p>6680</text:p>
          </table:table-cell>
          <table:table-cell table:formula="of:=SUM([.E12:.E14])" office:value-type="float" office:value="3340" calcext:value-type="float">
            <text:p>3340</text:p>
          </table:table-cell>
          <table:table-cell table:formula="of:=SUM([.F12:.F14])" office:value-type="float" office:value="1670" calcext:value-type="float">
            <text:p>1670</text:p>
          </table:table-cell>
          <table:table-cell table:formula="of:=SUM([.G12:.G14])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9]/[.D21]" office:value-type="float" office:value="0.349700598802395" calcext:value-type="float">
            <text:p>0,34970059880239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9]/2" office:value-type="float" office:value="1168" calcext:value-type="float">
            <text:p>1168</text:p>
          </table:table-cell>
          <table:table-cell table:formula="of:=[.E19]/2" office:value-type="float" office:value="584" calcext:value-type="float">
            <text:p>584</text:p>
          </table:table-cell>
          <table:table-cell table:formula="of:=[.F19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20]/2" office:value-type="float" office:value="2172" calcext:value-type="float">
            <text:p>2172</text:p>
          </table:table-cell>
          <table:table-cell table:formula="of:=[.E20]/2" office:value-type="float" office:value="1086" calcext:value-type="float">
            <text:p>1086</text:p>
          </table:table-cell>
          <table:table-cell table:formula="of:=[.F20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+[.D20]" office:value-type="float" office:value="6680" calcext:value-type="float">
            <text:p>6680</text:p>
          </table:table-cell>
          <table:table-cell table:formula="of:=[.D21]/2" office:value-type="float" office:value="3340" calcext:value-type="float">
            <text:p>3340</text:p>
          </table:table-cell>
          <table:table-cell table:formula="of:=[.E21]/2" office:value-type="float" office:value="1670" calcext:value-type="float">
            <text:p>1670</text:p>
          </table:table-cell>
          <table:table-cell table:formula="of:=[.F21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23]/[.D25]" office:value-type="float" office:value="0.70059880239521" calcext:value-type="float">
            <text:p>0,70059880239521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23]/2" office:value-type="float" office:value="2340" calcext:value-type="float">
            <text:p>2340</text:p>
          </table:table-cell>
          <table:table-cell table:formula="of:=[.E23]/2" office:value-type="float" office:value="1170" calcext:value-type="float">
            <text:p>1170</text:p>
          </table:table-cell>
          <table:table-cell table:formula="of:=[.F23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24]/2" office:value-type="float" office:value="1000" calcext:value-type="float">
            <text:p>1000</text:p>
          </table:table-cell>
          <table:table-cell table:formula="of:=[.E24]/2" office:value-type="float" office:value="500" calcext:value-type="float">
            <text:p>500</text:p>
          </table:table-cell>
          <table:table-cell table:formula="of:=[.F24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+[.D24]" office:value-type="float" office:value="6680" calcext:value-type="float">
            <text:p>6680</text:p>
          </table:table-cell>
          <table:table-cell table:formula="of:=[.D25]/2" office:value-type="float" office:value="3340" calcext:value-type="float">
            <text:p>3340</text:p>
          </table:table-cell>
          <table:table-cell table:formula="of:=[.E25]/2" office:value-type="float" office:value="1670" calcext:value-type="float">
            <text:p>1670</text:p>
          </table:table-cell>
          <table:table-cell table:formula="of:=[.F25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" office:value-type="float" office:value="2336" calcext:value-type="float">
            <text:p>2336</text:p>
          </table:table-cell>
          <table:table-cell table:formula="of:=[.E19]" office:value-type="float" office:value="1168" calcext:value-type="float">
            <text:p>1168</text:p>
          </table:table-cell>
          <table:table-cell table:formula="of:=[.F19]" office:value-type="float" office:value="584" calcext:value-type="float">
            <text:p>584</text:p>
          </table:table-cell>
          <table:table-cell table:formula="of:=[.G19]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-[.D19]" office:value-type="float" office:value="2344" calcext:value-type="float">
            <text:p>2344</text:p>
          </table:table-cell>
          <table:table-cell table:formula="of:=[.E23]-[.E19]" office:value-type="float" office:value="1172" calcext:value-type="float">
            <text:p>1172</text:p>
          </table:table-cell>
          <table:table-cell table:formula="of:=[.F23]-[.F19]" office:value-type="float" office:value="586" calcext:value-type="float">
            <text:p>586</text:p>
          </table:table-cell>
          <table:table-cell table:formula="of:=[.G23]-[.G19]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24]" office:value-type="float" office:value="2000" calcext:value-type="float">
            <text:p>2000</text:p>
          </table:table-cell>
          <table:table-cell table:formula="of:=[.E24]" office:value-type="float" office:value="1000" calcext:value-type="float">
            <text:p>1000</text:p>
          </table:table-cell>
          <table:table-cell table:formula="of:=[.F24]" office:value-type="float" office:value="500" calcext:value-type="float">
            <text:p>500</text:p>
          </table:table-cell>
          <table:table-cell table:formula="of:=[.G24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27:.D29])" office:value-type="float" office:value="6680" calcext:value-type="float">
            <text:p>6680</text:p>
          </table:table-cell>
          <table:table-cell table:formula="of:=SUM([.E27:.E29])" office:value-type="float" office:value="3340" calcext:value-type="float">
            <text:p>3340</text:p>
          </table:table-cell>
          <table:table-cell table:formula="of:=SUM([.F27:.F29])" office:value-type="float" office:value="1670" calcext:value-type="float">
            <text:p>1670</text:p>
          </table:table-cell>
          <table:table-cell table:formula="of:=SUM([.G27:.G29])" office:value-type="float" office:value="835" calcext:value-type="float">
            <text:p>835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clock [Hz]</text:p>
          </table:table-cell>
          <table:table-cell table:style-name="Default" office:value-type="float" office:value="133000000" calcext:value-type="float">
            <text:p>1330000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i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ycle [ns]</text:p>
          </table:table-cell>
          <table:table-cell table:style-name="Default" table:formula="of:=1000000000/[.C34]*[.C35]" office:value-type="float" office:value="7.5187969924812" calcext:value-type="float">
            <text:p>7,518796992481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19]/[.$C$36]" office:value-type="float" office:value="310.688" calcext:value-type="float">
            <text:p>310,7</text:p>
          </table:table-cell>
          <table:table-cell table:style-name="ce3" table:formula="of:=[.E19]/[.$C$36]" office:value-type="float" office:value="155.344" calcext:value-type="float">
            <text:p>155,3</text:p>
          </table:table-cell>
          <table:table-cell table:style-name="ce3" table:formula="of:=[.F19]/[.$C$36]" office:value-type="float" office:value="77.672" calcext:value-type="float">
            <text:p>77,7</text:p>
          </table:table-cell>
          <table:table-cell table:style-name="ce3" table:formula="of:=[.G19]/[.$C$36]" office:value-type="float" office:value="38.836" calcext:value-type="float">
            <text:p>38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23]/[.$C$36]" office:value-type="float" office:value="622.44" calcext:value-type="float">
            <text:p>622,4</text:p>
          </table:table-cell>
          <table:table-cell table:style-name="ce3" table:formula="of:=[.E23]/[.$C$36]" office:value-type="float" office:value="311.22" calcext:value-type="float">
            <text:p>311,2</text:p>
          </table:table-cell>
          <table:table-cell table:style-name="ce3" table:formula="of:=[.F23]/[.$C$36]" office:value-type="float" office:value="155.61" calcext:value-type="float">
            <text:p>155,6</text:p>
          </table:table-cell>
          <table:table-cell table:style-name="ce3" table:formula="of:=[.G23]/[.$C$36]" office:value-type="float" office:value="77.805" calcext:value-type="float">
            <text:p>77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3" table:number-columns-repeated="4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4]/[.$C$36]" office:value-type="float" office:value="332.5" calcext:value-type="float">
            <text:p>332,5</text:p>
          </table:table-cell>
          <table:table-cell table:style-name="ce3" table:formula="of:=[.E4]/[.$C$36]" office:value-type="float" office:value="166.25" calcext:value-type="float">
            <text:p>166,3</text:p>
          </table:table-cell>
          <table:table-cell table:style-name="ce3" table:formula="of:=[.F4]/[.$C$36]" office:value-type="float" office:value="83.125" calcext:value-type="float">
            <text:p>83,1</text:p>
          </table:table-cell>
          <table:table-cell table:style-name="ce3" table:formula="of:=[.G4]/[.$C$36]" office:value-type="float" office:value="41.5625" calcext:value-type="float">
            <text:p>41,6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8]/[.$C$36]" office:value-type="float" office:value="665" calcext:value-type="float">
            <text:p>665,0</text:p>
          </table:table-cell>
          <table:table-cell table:style-name="ce3" table:formula="of:=[.E8]/[.$C$36]" office:value-type="float" office:value="332.5" calcext:value-type="float">
            <text:p>332,5</text:p>
          </table:table-cell>
          <table:table-cell table:style-name="ce3" table:formula="of:=[.F8]/[.$C$36]" office:value-type="float" office:value="166.25" calcext:value-type="float">
            <text:p>166,3</text:p>
          </table:table-cell>
          <table:table-cell table:style-name="ce3" table:formula="of:=[.G8]/[.$C$36]" office:value-type="float" office:value="83.125" calcext:value-type="float">
            <text:p>83,1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</table:table>
      <table:table table:name="fft" table:style-name="ta1">
        <table:table-column table:style-name="co2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([.B5]*[.D5]+[.B6]*[.D6]+[.B7]*[.D7])/([.D5]+[.D6]+[.D7])" office:value-type="float" office:value="105" calcext:value-type="float">
            <text:p>1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6H46M44S</meta:editing-duration>
    <meta:editing-cycles>47</meta:editing-cycles>
    <meta:generator>LibreOffice/7.3.7.2$Linux_X86_64 LibreOffice_project/30$Build-2</meta:generator>
    <dc:date>2023-07-10T23:54:06.812349496</dc:date>
    <meta:document-statistic meta:table-count="9" meta:cell-count="134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224cm" svg:y="0.185cm" style:legend-expansion="wide" chart:style-name="ch2"/>
        <chart:plot-area chart:style-name="ch3" table:cell-range-address="calibration.A2:calibration.D71" svg:x="0.942cm" svg:y="1.26cm" svg:width="45.244cm" svg:height="22.136cm">
          <chart:coordinate-region svg:x="1.709cm" svg:y="1.46cm" svg:width="44.278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